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5BBB427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762cm" fo:min-width="4.012cm" fo:wrap-option="wrap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5.762cm" fo:min-width="4.012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3.994cm" fo:min-width="3.744cm" fo:wrap-option="wrap" loext:decorative="false"/>
    </style:style>
    <style:style style:name="gr6" style:family="graphic" style:parent-style-name="standard">
      <style:graphic-properties draw:fill-color="#0c294f" draw:textarea-horizontal-align="justify" draw:textarea-vertical-align="middle" draw:auto-grow-height="false" fo:min-height="15.5cm" fo:min-width="6cm" loext:decorative="false"/>
    </style:style>
    <style:style style:name="gr7" style:family="graphic" style:parent-style-name="standard">
      <style:graphic-properties draw:stroke="none" svg:stroke-color="#000000" draw:fill="none" draw:fill-color="#dddddd" draw:textarea-horizontal-align="left" draw:auto-grow-height="true" draw:auto-grow-width="true" fo:min-height="0cm" fo:min-width="0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pr1" style:family="presentation" style:parent-style-name="Varsayılan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0c294f"/>
      <style:paragraph-properties fo:text-align="center"/>
    </style:style>
    <style:style style:name="P6" style:family="paragraph">
      <loext:graphic-properties draw:fill="none" draw:fill-color="#dddddd"/>
    </style:style>
    <style:style style:name="P7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0">
        <draw:custom-shape draw:style-name="gr1" draw:text-style-name="P1" draw:layer="layout" svg:width="5cm" svg:height="6.5cm" svg:x="2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6.5cm" svg:x="13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6.5cm" svg:x="7.5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6.5cm" svg:x="13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6.5cm" svg:x="7.5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cm" svg:height="6.5cm" svg:x="2cm" svg:y="1.5cm">
          <text:p text:style-name="P1">Yapılacaklar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6.5cm" svg:x="18.5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6.5cm" svg:x="18.5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04cm" svg:height="0.962cm" svg:x="10.5cm" svg:y="0.038cm">
          <draw:text-box>
            <text:p>Yapışkan notlar 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2T1">
        <draw:custom-shape draw:style-name="gr5" draw:text-style-name="P1" draw:layer="layout" svg:width="6cm" svg:height="6cm" svg:x="11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6.5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06cm" svg:height="0.962cm" svg:x="1cm" svg:y="0.076cm">
          <draw:text-box>
            <text:p>Saat</text:p>
          </draw:text-box>
        </draw:frame>
        <draw:frame draw:style-name="gr8" draw:text-style-name="P1" draw:layer="layout" svg:width="1cm" svg:height="1cm" svg:x="0cm" svg:y="0.038cm">
          <draw:image xlink:href="Pictures/1000000100000200000002005BBB4271.png" xlink:type="simple" xlink:show="embed" xlink:actuate="onLoad" draw:mime-type="image/png">
            <text:p/>
          </draw:image>
        </draw:frame>
        <draw:frame draw:style-name="gr9" draw:text-style-name="P3" draw:layer="layout" svg:width="3.36cm" svg:height="0.962cm" svg:x="1.14cm" svg:y="2.038cm">
          <draw:text-box>
            <text:p>pomodoro</text:p>
          </draw:text-box>
        </draw:frame>
        <draw:frame draw:style-name="gr9" draw:text-style-name="P3" draw:layer="layout" svg:width="3.36cm" svg:height="0.962cm" svg:x="1.14cm" svg:y="2.038cm">
          <draw:text-box>
            <text:p>pomodoro</text:p>
          </draw:text-box>
        </draw:frame>
        <draw:frame draw:style-name="gr10" draw:text-style-name="P7" draw:layer="layout" svg:width="4.36cm" svg:height="0.963cm" svg:x="1.14cm" svg:y="5.037cm">
          <draw:text-box>
            <text:p>Süre ölçer</text:p>
          </draw:text-box>
        </draw:frame>
        <draw:frame draw:style-name="gr11" draw:text-style-name="P7" draw:layer="layout" svg:width="4.36cm" svg:height="1cm" svg:x="1.14cm" svg:y="3.5cm">
          <draw:text-box>
            <text:p>Kronometre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Dolgun_20_Kırmızı" draw:display-name="Dolgun Kırmızı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Dolgun_20_Mavi" draw:display-name="Dolgun Mavi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Dolgun_20_Sarı" draw:display-name="Dolgun Sarı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Dolgun_20_Yeşil" draw:display-name="Dolgun Yeşil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Şekill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false" style:shrink-to-fit="tru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.4cm" fo:margin-bottom="0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.3cm" fo:margin-bottom="0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.2cm" fo:margin-bottom="0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.1cm" fo:margin-bottom="0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.1cm" fo:margin-bottom="0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.1cm" fo:margin-bottom="0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.1cm" fo:margin-bottom="0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.1cm" fo:margin-bottom="0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Varsayıla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arsayılan-title" draw:layer="backgroundobjects" svg:width="25.199cm" svg:height="2.629cm" svg:x="1.4cm" svg:y="0.628cm" presentation:class="title" presentation:placeholder="true">
        <draw:text-box/>
      </draw:frame>
      <draw:frame presentation:style-name="Varsayılan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9.798cm" svg:height="11.136cm" svg:x="0.6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5T23:19:55.329000000</meta:creation-date>
    <dc:date>2024-04-27T13:19:09.462000000</dc:date>
    <meta:editing-duration>PT1H34M</meta:editing-duration>
    <meta:editing-cycles>2</meta:editing-cycles>
    <meta:generator>LibreOffice/24.2.2.2$Windows_X86_64 LibreOffice_project/d56cc158d8a96260b836f100ef4b4ef25d6f1a01</meta:generator>
    <meta:document-statistic meta:object-count="42"/>
  </office:meta>
</office:document-meta>
</file>